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Calibri" fo:font-size="16pt" style:text-underline-style="solid" style:text-underline-width="auto" style:text-underline-color="font-color" fo:font-weight="bold" style:text-underline-mode="continuous" style:text-overline-mode="continuous" style:text-line-through-mode="continuous" style:font-name-asian="MS Mincho" style:font-size-asian="16pt" style:font-weight-asian="bold" style:font-name-complex="Calibri" style:font-size-complex="16pt"/>
    </style:style>
    <style:style style:name="P2" style:family="paragraph" style:parent-style-name="Texte_20_brut">
      <style:paragraph-properties fo:margin-left="0.951cm" fo:margin-right="0.43cm" fo:line-height="200%" fo:text-align="justify" style:justify-single-word="false" fo:text-indent="0cm" style:auto-text-indent="false">
        <style:tab-stops/>
      </style:paragraph-properties>
      <style:text-properties style:font-name="Calibri" fo:font-size="12pt" style:font-name-asian="MS Mincho" style:font-size-asian="12pt" style:font-name-complex="Calibri"/>
    </style:style>
    <style:style style:name="P3"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Calibri" fo:font-size="12pt" style:font-name-asian="MS Mincho" style:font-size-asian="12pt" style:font-name-complex="Calibri"/>
    </style:style>
    <style:style style:name="P4" style:family="paragraph" style:parent-style-name="Texte_20_brut">
      <style:paragraph-properties fo:margin-left="0.951cm" fo:margin-right="0.43cm" fo:line-height="200%" fo:text-align="center" style:justify-single-word="false" fo:text-indent="0cm" style:auto-text-indent="false">
        <style:tab-stops/>
      </style:paragraph-properties>
      <style:text-properties style:font-name="Calibri" fo:font-size="12pt" fo:font-weight="bold" style:font-name-asian="MS Mincho" style:font-size-asian="12pt" style:font-weight-asian="bold" style:font-name-complex="Calibri"/>
    </style:style>
    <style:style style:name="P5" style:family="paragraph" style:parent-style-name="Texte_20_brut">
      <style:paragraph-properties fo:margin-left="0.951cm" fo:margin-right="0.43cm" fo:line-height="200%" fo:text-align="center" style:justify-single-word="false" fo:text-indent="0cm" style:auto-text-indent="false">
        <style:tab-stops/>
      </style:paragraph-properties>
    </style:style>
    <style:style style:name="P6" style:family="paragraph" style:parent-style-name="Normal">
      <style:paragraph-properties fo:text-align="center" style:justify-single-word="false"/>
      <style:text-properties fo:font-size="12pt" fo:background-color="#ffffff" style:font-size-asian="12pt" style:font-size-complex="12pt"/>
    </style:style>
    <style:style style:name="P7" style:family="paragraph" style:parent-style-name="Normal">
      <style:paragraph-properties fo:text-align="center" style:justify-single-word="false"/>
    </style:style>
    <style:style style:name="P8" style:family="paragraph" style:parent-style-name="Sans_20_interligne">
      <style:paragraph-properties fo:margin-left="1.249cm" fo:margin-right="1.238cm" fo:line-height="200%" fo:text-align="justify" style:justify-single-word="false" fo:text-indent="0cm" style:auto-text-indent="false">
        <style:tab-stops/>
      </style:paragraph-properties>
    </style:style>
    <style:style style:name="P9" style:family="paragraph" style:parent-style-name="Heading_20_1" style:master-page-name="MP0">
      <style:paragraph-properties fo:line-height="200%" style:page-number="auto" fo:break-before="page"/>
      <style:text-properties style:font-name="Times New Roman" fo:font-size="12pt" fo:language="fr" fo:country="CA" style:font-size-asian="12pt" style:font-size-complex="12pt"/>
    </style:style>
    <style:style style:name="P10" style:family="paragraph" style:parent-style-name="Heading_20_1" style:master-page-name="MP0">
      <style:paragraph-properties style:page-number="auto" fo:break-before="page"/>
    </style:style>
    <style:style style:name="P11" style:family="paragraph" style:parent-style-name="Texte_20_brut" style:master-page-name="MP0">
      <style:paragraph-properties fo:margin-left="0.951cm" fo:margin-right="0.43cm" fo:line-height="200%" fo:text-align="center" style:justify-single-word="false" fo:text-indent="0cm" style:auto-text-indent="false" style:page-number="auto" fo:break-before="page">
        <style:tab-stops/>
      </style:paragraph-properties>
      <style:text-properties style:font-name="Calibri" fo:font-size="18pt" fo:font-weight="bold" style:font-name-asian="MS Mincho" style:font-size-asian="18pt" style:font-weight-asian="bold" style:font-name-complex="Calibri" style:font-size-complex="18pt"/>
    </style:style>
    <style:style style:name="P12" style:family="paragraph" style:parent-style-name="Standard">
      <style:paragraph-properties fo:line-height="200%" fo:text-align="justify" style:justify-single-word="false"/>
    </style:style>
    <style:style style:name="P13" style:family="paragraph" style:parent-style-name="Standard">
      <style:paragraph-properties fo:line-height="200%" fo:text-align="justify" style:justify-single-word="false"/>
      <style:text-properties fo:font-size="13.5pt" fo:language="fr" fo:country="FR" style:font-name-asian="Liberation Sans" style:font-size-asian="13.5pt" style:font-size-complex="13.5pt"/>
    </style:style>
    <style:style style:name="P14" style:family="paragraph" style:parent-style-name="Standard">
      <style:paragraph-properties fo:margin-left="1.245cm" fo:margin-right="0.778cm" fo:line-height="200%" fo:text-align="justify" style:justify-single-word="false" fo:text-indent="0cm" style:auto-text-indent="false">
        <style:tab-stops/>
      </style:paragraph-properties>
    </style:style>
    <style:style style:name="P15" style:family="paragraph" style:parent-style-name="Standard">
      <style:paragraph-properties fo:margin-left="0cm" fo:margin-right="0.026cm" fo:line-height="200%" fo:text-align="justify" style:justify-single-word="false" fo:text-indent="0cm" style:auto-text-indent="false"/>
    </style:style>
    <style:style style:name="P16" style:family="paragraph" style:parent-style-name="Standard">
      <style:paragraph-properties fo:margin-left="0cm" fo:margin-right="0.026cm" fo:line-height="200%" fo:text-align="justify" style:justify-single-word="false" fo:text-indent="0cm" style:auto-text-indent="false"/>
      <style:text-properties fo:color="#000000" style:font-name="Times New Roman" fo:font-size="12pt" fo:language="fr" fo:country="FR" style:font-name-asian="Times New Roman" style:font-size-asian="12pt" style:font-size-complex="12pt"/>
    </style:style>
    <style:style style:name="P17" style:family="paragraph" style:parent-style-name="Standard">
      <style:paragraph-properties fo:margin-left="0cm" fo:margin-right="0.026cm" fo:line-height="200%" fo:text-align="justify" style:justify-single-word="false" fo:text-indent="0cm" style:auto-text-indent="false"/>
      <style:text-properties style:font-name="Times New Roman" fo:font-size="12pt" fo:language="fr" fo:country="FR" style:font-name-asian="Times New Roman" style:font-size-asian="12pt" style:font-size-complex="12pt"/>
    </style:style>
    <style:style style:name="P18" style:family="paragraph" style:parent-style-name="Standard">
      <style:paragraph-properties fo:margin-left="0cm" fo:margin-right="0.026cm" fo:line-height="200%" fo:text-align="justify" style:justify-single-word="false" fo:text-indent="0cm" style:auto-text-indent="false"/>
      <style:text-properties style:font-name="Times New Roman" fo:font-size="12pt" fo:language="fr" fo:country="FR" style:font-size-asian="12pt" style:font-size-complex="12pt"/>
    </style:style>
    <style:style style:name="T1" style:family="text">
      <style:text-properties fo:font-size="12pt" fo:background-color="#ffffff" style:font-size-asian="12pt" style:font-size-complex="12pt"/>
    </style:style>
    <style:style style:name="T2" style:family="text">
      <style:text-properties fo:font-size="12pt" style:font-size-asian="12pt" style:font-size-complex="12pt"/>
    </style:style>
    <style:style style:name="T3" style:family="text">
      <style:text-properties style:font-name="Calibri" fo:font-size="12pt" style:font-name-asian="MS Mincho" style:font-size-asian="12pt" style:font-name-complex="Calibri"/>
    </style:style>
    <style:style style:name="T4" style:family="text">
      <style:text-properties style:font-name="Times New Roman" fo:font-size="12pt" style:font-size-asian="12pt" style:font-size-complex="12pt"/>
    </style:style>
    <style:style style:name="T5" style:family="text">
      <style:text-properties fo:color="#000000" style:font-name="Arial" fo:language="fr" fo:country="FR"/>
    </style:style>
    <style:style style:name="T6" style:family="text">
      <style:text-properties fo:color="#000000" style:font-name="Arial" fo:language="fr" fo:country="FR" fo:font-style="italic" style:font-style-asian="italic" style:font-style-complex="italic"/>
    </style:style>
    <style:style style:name="T7" style:family="text">
      <style:text-properties fo:color="#000000" style:font-name="Arial" fo:language="fr" fo:country="FR" style:font-style-complex="italic"/>
    </style:style>
    <style:style style:name="T8" style:family="text">
      <style:text-properties fo:color="#000000" style:font-name="Arial" fo:language="fr" fo:country="FR" style:font-name-asian="Times New Roman"/>
    </style:style>
    <style:style style:name="T9" style:family="text">
      <style:text-properties fo:color="#000000" style:font-name="Arial" fo:language="en" fo:country="CA" style:font-name-asian="Times New Roman"/>
    </style:style>
    <style:style style:name="T10" style:family="text">
      <style:text-properties fo:color="#000000" style:font-name="Arial" fo:language="fr" fo:country="CA"/>
    </style:style>
    <style:style style:name="T11" style:family="text">
      <style:text-properties fo:color="#000000" fo:language="fr" fo:country="FR"/>
    </style:style>
    <style:style style:name="T12" style:family="text">
      <style:text-properties fo:color="#000000" fo:language="fr" fo:country="FR" fo:font-style="italic" style:font-style-asian="italic" style:font-style-complex="italic"/>
    </style:style>
    <style:style style:name="T13" style:family="text">
      <style:text-properties fo:color="#000000" fo:language="fr" fo:country="FR" style:font-style-complex="italic"/>
    </style:style>
    <style:style style:name="T14" style:family="text">
      <style:text-properties fo:color="#000000" fo:language="fr" fo:country="FR" style:font-name-asian="Times New Roman"/>
    </style:style>
    <style:style style:name="T15" style:family="text">
      <style:text-properties fo:color="#000000" fo:language="en" fo:country="CA" style:font-name-asian="Times New Roman"/>
    </style:style>
    <style:style style:name="T16" style:family="text">
      <style:text-properties fo:color="#000000" fo:language="fr" fo:country="CA"/>
    </style:style>
    <style:style style:name="T17" style:family="text">
      <style:text-properties fo:color="#000000" style:font-name="Arial" fo:language="fr" fo:country="FR"/>
    </style:style>
    <style:style style:name="T18" style:family="text">
      <style:text-properties fo:color="#000000" style:font-name="Arial" fo:language="fr" fo:country="FR" fo:font-style="italic" style:font-style-asian="italic" style:font-style-complex="italic"/>
    </style:style>
    <style:style style:name="T19" style:family="text">
      <style:text-properties fo:color="#000000" style:font-name="Arial" fo:language="fr" fo:country="FR" style:font-style-complex="italic"/>
    </style:style>
    <style:style style:name="T20" style:family="text">
      <style:text-properties fo:color="#000000" style:font-name="Arial" fo:language="fr" fo:country="FR" style:font-name-asian="Times New Roman"/>
    </style:style>
    <style:style style:name="T21" style:family="text">
      <style:text-properties fo:color="#000000" style:font-name="Arial" fo:language="en" fo:country="CA" style:font-name-asian="Times New Roman"/>
    </style:style>
    <style:style style:name="T22" style:family="text">
      <style:text-properties fo:color="#000000" style:font-name="Arial" fo:language="fr" fo:country="CA"/>
    </style:style>
    <style:style style:name="T23" style:family="text">
      <style:text-properties fo:color="#000000" style:font-name="Times New Roman" fo:language="fr" fo:country="FR"/>
    </style:style>
    <style:style style:name="T24" style:family="text">
      <style:text-properties fo:color="#000000" style:font-name="Times New Roman" fo:language="fr" fo:country="FR" fo:font-style="italic" style:font-style-asian="italic" style:font-style-complex="italic"/>
    </style:style>
    <style:style style:name="T25" style:family="text">
      <style:text-properties fo:color="#000000" style:font-name="Times New Roman" fo:language="fr" fo:country="FR" style:font-style-complex="italic"/>
    </style:style>
    <style:style style:name="T26" style:family="text">
      <style:text-properties fo:color="#000000" style:font-name="Times New Roman" fo:language="fr" fo:country="FR" style:font-name-asian="Times New Roman"/>
    </style:style>
    <style:style style:name="T27" style:family="text">
      <style:text-properties fo:color="#000000" style:font-name="Times New Roman" fo:language="en" fo:country="CA" style:font-name-asian="Times New Roman"/>
    </style:style>
    <style:style style:name="T28" style:family="text">
      <style:text-properties fo:color="#000000" style:font-name="Times New Roman" fo:language="fr" fo:country="CA"/>
    </style:style>
    <style:style style:name="T29" style:family="text">
      <style:text-properties fo:color="#000000" style:font-name="Times New Roman" fo:font-size="12pt" fo:language="fr" fo:country="FR" style:font-size-asian="12pt" style:font-size-complex="12pt"/>
    </style:style>
    <style:style style:name="T30" style:family="text">
      <style:text-properties fo:color="#000000" style:font-name="Times New Roman" fo:font-size="12pt" fo:language="fr" fo:country="FR" style:font-size-asian="12pt" style:font-size-complex="12pt" style:font-style-complex="italic"/>
    </style:style>
    <style:style style:name="T31" style:family="text">
      <style:text-properties fo:color="#000000" style:font-name="Times New Roman" fo:font-size="12pt" fo:language="fr" fo:country="FR" fo:font-style="italic" style:font-size-asian="12pt" style:font-style-asian="italic" style:font-size-complex="12pt" style:font-style-complex="italic"/>
    </style:style>
    <style:style style:name="T32" style:family="text">
      <style:text-properties fo:color="#000000" style:font-name="Times New Roman" fo:font-size="12pt" fo:language="fr" fo:country="FR" style:font-name-asian="Times New Roman" style:font-size-asian="12pt" style:font-size-complex="12pt"/>
    </style:style>
    <style:style style:name="T33" style:family="text">
      <style:text-properties fo:color="#000000" style:font-name="Times New Roman" fo:font-size="12pt" fo:language="en" fo:country="CA" style:font-name-asian="Times New Roman" style:font-size-asian="12pt" style:font-size-complex="12pt"/>
    </style:style>
    <style:style style:name="T34" style:family="text">
      <style:text-properties fo:color="#000000" style:font-name="Times New Roman" fo:font-size="12pt" fo:language="fr" fo:country="CA" style:font-size-asian="12pt" style:font-size-complex="12pt"/>
    </style:style>
    <style:style style:name="T35" style:family="text">
      <style:text-properties style:font-name="Arial"/>
    </style:style>
    <style:style style:name="T36" style:family="text">
      <style:text-properties style:font-name="Arial"/>
    </style:style>
    <style:style style:name="T37" style:family="text">
      <style:text-properties style:font-name="Times New Roman"/>
    </style:style>
    <style:style style:name="T38"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ureaux </text:p>
      <text:p text:style-name="P1">Windows vs Linux</text:p>
      <text:p text:style-name="P2"/>
      <text:p text:style-name="P2"/>
      <text:p text:style-name="P2"/>
      <text:p text:style-name="P3">Par</text:p>
      <text:p text:style-name="P4">Véronique Blais</text:p>
      <text:p text:style-name="P4">Tommy Teasdale</text:p>
      <text:p text:style-name="P3"/>
      <text:p text:style-name="P3"/>
      <text:p text:style-name="P3"/>
      <text:p text:style-name="P3">Travail présenté à</text:p>
      <text:p text:style-name="P3">Monsieur Jonathan Gareau </text:p>
      <text:p text:style-name="P3">Monsieur Louis Marchand</text:p>
      <text:p text:style-name="P3">Dans le cadre du cours</text:p>
      <text:p text:style-name="P6">420-DC1-DM Document informatique et</text:p>
      <text:p text:style-name="P7"><text:span text:style-name="Police_20_par_20_défaut"><text:span text:style-name="T1">Gestion de documents</text:span></text:span></text:p>
      <text:p text:style-name="P3"/>
      <text:p text:style-name="P3"/>
      <text:p text:style-name="P3">Cégep de Drummondville</text:p>
      <text:p text:style-name="P5"><text:span text:style-name="Police_20_par_20_défaut"><text:span text:style-name="T3">14 mai 2013</text:span></text:span></text:p>
      <text:h text:style-name="P10" text:outline-level="1"><text:span text:style-name="Police_20_par_20_défaut"><text:span text:style-name="T29">Introduction<text:tab/></text:span></text:span></text:h>
      <text:p text:style-name="P12"><text:span text:style-name="Police_20_par_20_défaut"><text:span text:style-name="T29">Le 9 décembre 1968, Douglas Engelbart et son équipe de 17 chercheurs de l'</text:span></text:span><text:span text:style-name="Police_20_par_20_défaut"><text:span text:style-name="T31">Augmentation Research Center</text:span></text:span><text:span text:style-name="Police_20_par_20_défaut"><text:span text:style-name="T29"> de la </text:span></text:span><text:span text:style-name="Police_20_par_20_défaut"><text:span text:style-name="T31">Standford Research Institute</text:span></text:span><text:span text:style-name="Police_20_par_20_défaut"><text:span text:style-name="T29"> ont fait une présentation devant 1000 experts de l'informatique. Cette présentation publique a eu lieu au cours de </text:span></text:span><text:span text:style-name="Police_20_par_20_défaut"><text:span text:style-name="T31">Fall Joint Computer Conference</text:span></text:span><text:span text:style-name="Police_20_par_20_défaut"><text:span text:style-name="T29">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la totalité de ce qu'il a imaginé dans les années '60 est devenu réalité. D'ailleurs, sa conférence fut nommée </text:span></text:span><text:span text:style-name="Police_20_par_20_défaut"><text:span text:style-name="T31">«The mother of all demos»</text:span></text:span><text:span text:style-name="Police_20_par_20_défaut"><text:span text:style-name="T29">(</text:span></text:span><text:span text:style-name="Police_20_par_20_défaut"><text:span text:style-name="T31">litt. La mère de toutes les présentations</text:span></text:span><text:span text:style-name="Police_20_par_20_défaut"><text:span text:style-name="T29">) en 1994 par Steven Levy. Ce nom vient du fait que plusieurs des technologies présentées sont maintenant grandement utilisées. L'un des concepts présentés lors de la présentation de M.Engelbart est la métaphore de fenêtre. En 2005, M. Engelbart dit ceci au site web de nouvelles technologiques britannique </text:span></text:span><text:span text:style-name="Police_20_par_20_défaut"><text:span text:style-name="T31">The Register </text:span></text:span><text:span text:style-name="Police_20_par_20_défaut"><text:span text:style-name="T29">:</text:span></text:span></text:p>
      <text:p text:style-name="P14"><text:span text:style-name="Police_20_par_20_défaut"><text:span text:style-name="T30"><text:tab/></text:span></text:span><text:span text:style-name="Citation_20_Car"><text:span text:style-name="T4">«Even way back then, we already had the concept of multiple windows, any one application could manage multiple windows, and you could easily move objects, paragraphs, and words between them. »</text:span></text:span></text:p>
      <text:p text:style-name="P15"><text:span text:style-name="Police_20_par_20_défaut"><text:span text:style-name="T33"><text:tab/></text:span></text:span><text:span text:style-name="Police_20_par_20_défaut"><text:span text:style-name="T32">Le concept de fenêtre de Engelbart est, si l'on exclu la souris, l'un des plus familier. Il est de nos jours largement utilisé sur tous les ordinateurs personnels. Il est utilisé par le biais d'un logiciel essentiel dans l’interaction homme/machine moderne : le Bureau. Le bureau informatique est la couche logicielle qui ce situe entre le noyau du sys</text:span></text:span><text:soft-page-break/><text:span text:style-name="Police_20_par_20_défaut"><text:span text:style-name="T32">tème d'exploitation et l'utilisateur. Le bureau est un ensemble d'applications qui <text:s/>permet à l'utilisateur d'interagir avec une interface graphique. Ces applications accordent à l'utilisateur plusieurs éléments pour lui rendre plus facile la prise en main de l'ordinateur. Parmi ces éléments, il y a les icônes, <text:s/>les fenêtres, les menus et les barres d'outils. Le nom de «Bureau» vient du fait que le travail fait avec ce genre d'interface possède certaines similitudes avec le travail de bureau avec des documents, des images et même une corbeille !</text:span></text:span></text:p>
      <text:p text:style-name="P16"/>
      <text:p text:style-name="P15"><text:span text:style-name="Police_20_par_20_défaut"><text:span text:style-name="T32"><text:tab/>De nos jours, les bureaux sont nombreux. Sur Windows, chaque versions majeures (9.x, XP, 7, 8) ont un bureau différent. Sur Linux, il en existe des centaines. Les bureaux les plus populaire sur Linux sont KDE 4.x, GNOME 3.x et XFCE.</text:span></text:span><text:span text:style-name="Police_20_par_20_défaut"><text:span text:style-name="T29"> Tout les bureaux sont uniques et possèdent une architecture différente. Ces différences font que tous les bureaux ne sont pas parfait pour tout le monde. Certains sont plus rapides et légers mais offrent moins de programmes pour faciliter l'utilisation. D'autres sont, au contraire, plus lourds et lents mais sont très facile d'accès pour les débutants. Ainsi, il est possible de <text:s/>définir deux critères pour classer les nombreux bureaux. Il y est possible de classer les bureaux selon la performance et l'ergonomie.</text:span></text:span></text:p>
      <text:p text:style-name="P17"/>
      <text:p text:style-name="P15"><text:span text:style-name="Police_20_par_20_défaut"><text:span text:style-name="T29"><text:tab/>La performance est tout les éléments mesurables et observable. Il s'agit de la vitesse d'ouverture du bureau et la rapidité d'exécution tout au long de la session. C'est aussi le nombre de processus et l'empreinte sur la RAM. L'ergonomie est la facilité d'apprentissage, la satisfaction lors de l'utilisation du bureau et la performance de réalisation d'une tâche (Exemple : nombre de clics avant d'obtenir une fonctionnalité). La facilité d'utilisa</text:span></text:span><text:soft-page-break/><text:span text:style-name="Police_20_par_20_défaut"><text:span text:style-name="T29">tion inclus la simplicité, des menus accessibles, et pour les débutants, peu de recours à la ligne de commande.</text:span></text:span></text:p>
      <text:p text:style-name="P17"/>
      <text:p text:style-name="P15"><text:span text:style-name="Police_20_par_20_défaut"><text:span text:style-name="T29"><text:tab/>Suite à ces définitions, une question importante s'impose alors que Linux est un logiciel libre et que Windows est un logiciel fermé. Un logiciel fermé est un logiciel soumis à des droits d'auteurs qui rendent inaccessible le code source pour prévenir toute modification. De ce fait, les bureaux Linux sont-ils plus performant et ergonome que ceux de leur concurrent du logiciel fermé ? Nous croyons que les bureaux Linux seront les plus rapides et les plus ergonomiques. Cependant les bureaux Windows seront les plus faciles à utiliser pour un utilisateur normal. Nous comparerons la rapidité de l’ouverture du bureau de Windows contre celui de Linux, ainsi que l’ouverture des applications. La charge que le processus utilise (RAM). Nous regarderons les différentes options de Windows ou de linux pour comparer lequel est le plus modifiable tout en gardant la rapidité.</text:span></text:span></text:p>
      <text:p text:style-name="P18"/>
      <text:h text:style-name="P9" text:outline-level="1">Conclusion</text:h>
      <text:p text:style-name="P13"><text:span text:style-name="Police_20_par_20_défaut"><text:span text:style-name="T34">Les différents bureaux de Windows sont moins performants en raison de tous les processus derrières les bureaux. Depuis les bureaux de Windows Vista, la version Aero avec le fond d’écran qui change, la transparence et la rotation 3D des fenêtres ouvertes utilisent beaucoup de ressource système. Tandis que Linux est beaucoup plus performant en raison de moins d’effet 3D. Il n’y a pas de fond d’écran qui change et si certaines librairies peuvent faire changer le fond d’écran, ces librairies sont moins lourdes pour le système. Pour ce qui est de l’ergonomie, Windows l’est beaucoup plus que Linux, car il est plus adapté pour des débutants. Il est plus facile de se retrouver sur Windows grâce au nombre de clic avant de se rendre dans une application. Tandis que Linux il se peut que vous vous perdiez un peu si vous êtes débutant. Certaines personnes qui sont plus avancé avec les ordinateurs préféreront Linux pour pouvoir modifier l'apparence du bureau comme bon leur semble. Il suffit de quelqu'un qui se connaît en programmation qui va pouvoir modifier les librairies pour son propre besoin. On sait maintenant que Linux est un logiciel libre et que Windows est un logiciel fermé, mais si Windows devenait un logiciel libre, est-ce qu’il serait plus facile de pouvoir modifier. Si Windows pourrait être modifiable est-ce qu’il pourrait être au même niveau que Linux?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A"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exte_20_brut" style:display-name="Texte brut" style:family="paragraph" style:parent-style-name="Normal">
      <style:paragraph-properties fo:margin-top="0cm" fo:margin-bottom="0cm" fo:line-height="100%" fo:hyphenation-ladder-count="no-limit"/>
      <style:text-properties style:font-name="Courier New" fo:font-size="10pt" style:font-name-asian="Times New Roman" style:font-size-asian="10pt" style:language-asian="fr" style:country-asian="FR" style:font-name-complex="Courier New" style:font-size-complex="10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color="#000000" fo:font-style="italic" style:font-style-asian="italic" style:font-style-complex="italic" fo:hyphenate="false" fo:hyphenation-remain-char-count="0" fo:hyphenation-push-char-count="0"/>
    </style:style>
    <style:style style:name="Sans_20_interligne" style:display-name="Sans interligne" style:family="paragraph">
      <style:paragraph-properties fo:margin-top="0cm" fo:margin-bottom="0cm" fo:line-height="100%"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Police_20_par_20_défaut" style:display-name="Police par défaut" style:family="text"/>
    <style:style style:name="Texte_20_brut_20_Car" style:display-name="Texte brut Car" style:family="text" style:parent-style-name="Police_20_par_20_défaut">
      <style:text-properties style:font-name="Courier New" fo:font-size="10pt" style:font-name-asian="Times New Roman" style:font-size-asian="10pt" style:language-asian="fr" style:country-asian="FR" style:font-name-complex="Courier New" style:font-size-complex="10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Service Informatique</meta:initial-creator>
    <meta:creation-date>2013-03-11T21:31:00Z</meta:creation-date>
    <dc:date>2013-04-09T11:17:04.07</dc:date>
    <meta:editing-cycles>4</meta:editing-cycles>
    <meta:editing-duration>PT1H14M18S</meta:editing-duration>
    <meta:document-statistic meta:table-count="0" meta:image-count="0" meta:object-count="0" meta:page-count="5" meta:paragraph-count="22" meta:word-count="987" meta:character-count="6184"/>
    <meta:template xlink:type="simple" xlink:actuate="onRequest" xlink:title="" xlink:href="E59D6FDB.dotm"/>
  </office:meta>
</office:document-meta>
</file>